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INTRODUCTION A L’IMPORTANCE DU SYSTEME DE VEILLE POUR LE PROJET MENU MAKER BY QWENT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Objectifs du système de veille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Source d’information -1<text:line-break/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ource d’informations – 2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lassification des informations -1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Classification des informations -2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ommentaire et diffusion -1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Commentaire et diffusion -2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1T11:43:27.037000000</meta:creation-date>
    <dc:date>2024-03-11T11:47:46.310000000</dc:date>
    <meta:editing-duration>PT4M17S</meta:editing-duration>
    <meta:editing-cycles>7</meta:editing-cycles>
    <meta:generator>LibreOffice/24.2.0.3$Windows_X86_64 LibreOffice_project/da48488a73ddd66ea24cf16bbc4f7b9c08e9bea1</meta:generator>
    <meta:document-statistic meta:object-count="57"/>
  </office:meta>
</office:document-meta>
</file>